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5.8583in" fo:margin-left="0.6in" fo:margin-right="0.6in" fo:margin-top="0.1in" fo:margin-bottom="0.1in" style:page-number="auto" table:align="margins"/>
    </style:style>
    <style:style style:name="Table1.A" style:family="table-column">
      <style:table-column-properties style:column-width="2.9292in" style:rel-column-width="4320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3583in" fo:margin-left="0.35in" fo:margin-right="0.35in" table:align="margins"/>
    </style:style>
    <style:style style:name="Table2.A" style:family="table-column">
      <style:table-column-properties style:column-width="1.5896in" style:rel-column-width="234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7.2028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7.0063in" style:type="right" style:leader-style="dotted" style:leader-text="."/>
        </style:tab-stops>
      </style:paragraph-properties>
    </style:style>
    <style:style style:name="P3" style:family="paragraph" style:parent-style-name="Heading_20_1" style:master-page-name="">
      <loext:graphic-properties draw:fill="none"/>
      <style:paragraph-properties fo:margin-left="0.1252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4" style:family="paragraph" style:parent-style-name="Heading_20_1" style:master-page-name="">
      <loext:graphic-properties draw:fill="none"/>
      <style:paragraph-properties fo:margin-left="0.3118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5" style:family="paragraph" style:parent-style-name="Heading_20_1" style:master-page-name="">
      <loext:graphic-properties draw:fill="none"/>
      <style:paragraph-properties fo:margin-left="0.3118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6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0in" style:auto-text-indent="false" style:page-number="auto" fo:background-color="transparent" fo:keep-with-next="always"/>
    </style:style>
    <style:style style:name="P7" style:family="paragraph" style:parent-style-name="Heading_20_2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Heading_20_2" style:master-page-name="">
      <loext:graphic-properties draw:fill="none"/>
      <style:paragraph-properties fo:margin-left="0.3118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9" style:family="paragraph" style:parent-style-name="Heading_20_2" style:master-page-name="">
      <loext:graphic-properties draw:fill="none"/>
      <style:paragraph-properties fo:margin-left="0.37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Heading_20_2" style:master-page-name="">
      <loext:graphic-properties draw:fill="none"/>
      <style:paragraph-properties fo:margin-left="0.37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Heading_20_2" style:master-page-name="">
      <loext:graphic-properties draw:fill="none"/>
      <style:paragraph-properties fo:margin-left="0.37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Heading_20_2" style:master-page-name="">
      <loext:graphic-properties draw:fill="none"/>
      <style:paragraph-properties fo:margin-left="0.37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Heading_20_2" style:master-page-name="">
      <loext:graphic-properties draw:fill="none"/>
      <style:paragraph-properties fo:margin-left="0.37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Heading_20_2" style:master-page-name="">
      <loext:graphic-properties draw:fill="none"/>
      <style:paragraph-properties fo:margin-left="0.37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Heading_20_2" style:master-page-name="">
      <loext:graphic-properties draw:fill="none"/>
      <style:paragraph-properties fo:margin-left="0.37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Heading_20_2" style:master-page-name="">
      <loext:graphic-properties draw:fill="none"/>
      <style:paragraph-properties fo:margin-left="0.6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font-weight="normal" officeooo:rsid="0020f4a7" style:font-weight-asian="normal" style:font-weight-complex="normal"/>
    </style:style>
    <style:style style:name="P17" style:family="paragraph" style:parent-style-name="Heading_20_2" style:master-page-name="">
      <loext:graphic-properties draw:fill="none"/>
      <style:paragraph-properties fo:margin-left="0.6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style:font-name="Liberation Sans" fo:font-size="14pt" fo:font-weight="normal" officeooo:rsid="0020f4a7" style:font-name-asian="Microsoft YaHei" style:font-size-asian="14pt" style:font-weight-asian="normal" style:font-name-complex="Lucida Sans" style:font-size-complex="14pt" style:font-weight-complex="normal"/>
    </style:style>
    <style:style style:name="P18" style:family="paragraph" style:parent-style-name="Heading_20_2">
      <loext:graphic-properties draw:fill="none"/>
      <style:paragraph-properties fo:margin-left="0.6866in" fo:margin-right="0in" fo:margin-top="0.139in" fo:margin-bottom="0.0835in" style:contextual-spacing="false" fo:text-indent="0in" style:auto-text-indent="false" fo:background-color="transparent"/>
      <style:text-properties style:font-name="Liberation Sans" fo:font-size="14pt" fo:font-weight="normal" officeooo:rsid="0020f4a7" style:font-name-asian="Microsoft YaHei" style:font-size-asian="14pt" style:font-weight-asian="normal" style:font-name-complex="Lucida Sans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1866in" fo:margin-right="-0.4366in" fo:text-indent="0in" style:auto-text-indent="false" style:page-number="auto" fo:background-color="transparent"/>
    </style:style>
    <style:style style:name="P20" style:family="paragraph" style:parent-style-name="Standard">
      <loext:graphic-properties draw:fill="none"/>
      <style:paragraph-properties fo:margin-left="0.1866in" fo:margin-right="-0.4366in" fo:text-indent="0in" style:auto-text-indent="false" fo:background-color="transparent"/>
    </style:style>
    <style:style style:name="P21" style:family="paragraph" style:parent-style-name="Standard" style:master-page-name="">
      <loext:graphic-properties draw:fill="none"/>
      <style:paragraph-properties fo:margin-left="0.1866in" fo:margin-right="0.25in" fo:line-height="115%" fo:text-align="end" style:justify-single-word="false" fo:text-indent="0in" style:auto-text-indent="false" style:page-number="auto" fo:background-color="transparent"/>
      <style:text-properties style:font-name="Calibri" fo:font-size="32pt" fo:font-weight="bold" officeooo:rsid="000bedcc" officeooo:paragraph-rsid="000bedcc" style:font-size-asian="32pt" style:font-weight-asian="bold" style:font-size-complex="32pt" style:font-weight-complex="bold"/>
    </style:style>
    <style:style style:name="P22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16pt" fo:font-weight="bold" officeooo:rsid="000bedcc" officeooo:paragraph-rsid="000bedcc" style:font-size-asian="16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16pt" fo:font-weight="normal" officeooo:rsid="000bedcc" officeooo:paragraph-rsid="000bedcc" style:font-size-asian="16pt" style:font-weight-asian="normal" style:font-size-complex="16pt" style:font-weight-complex="normal"/>
    </style:style>
    <style:style style:name="P24" style:family="paragraph" style:parent-style-name="Standard">
      <loext:graphic-properties draw:fill="none"/>
      <style:paragraph-properties fo:margin-left="0.1866in" fo:margin-right="0.25in" fo:text-align="start" style:justify-single-word="false" fo:text-indent="0in" style:auto-text-indent="false" fo:background-color="transparent"/>
      <style:text-properties style:font-name="Calibri" fo:font-size="16pt" fo:font-weight="normal" officeooo:rsid="000bedcc" officeooo:paragraph-rsid="000bedcc" style:font-size-asian="16pt" style:font-weight-asian="normal" style:font-size-complex="16pt" style:font-weight-complex="normal"/>
    </style:style>
    <style:style style:name="P25" style:family="paragraph" style:parent-style-name="Standard">
      <loext:graphic-properties draw:fill="none"/>
      <style:paragraph-properties fo:margin-left="0.1866in" fo:margin-right="0.25in" fo:text-align="start" style:justify-single-word="false" fo:text-indent="0in" style:auto-text-indent="false" fo:background-color="transparent"/>
      <style:text-properties style:font-name="Calibri" fo:font-size="16pt" fo:font-weight="normal" officeooo:rsid="000e3e78" officeooo:paragraph-rsid="000e3e78" style:font-size-asian="16pt" style:font-weight-asian="normal" style:font-size-complex="16pt" style:font-weight-complex="normal"/>
    </style:style>
    <style:style style:name="P26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16pt" fo:font-weight="normal" officeooo:rsid="000e3e78" officeooo:paragraph-rsid="000e3e78" style:font-size-asian="16pt" style:font-weight-asian="normal" style:font-size-complex="16pt" style:font-weight-complex="normal"/>
    </style:style>
    <style:style style:name="P27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24pt" fo:font-weight="bold" officeooo:rsid="000bedcc" officeooo:paragraph-rsid="000bedcc" style:font-size-asian="24pt" style:font-weight-asian="bold" style:font-size-complex="24pt" style:font-weight-complex="bold"/>
    </style:style>
    <style:style style:name="P28" style:family="paragraph" style:parent-style-name="Standard">
      <loext:graphic-properties draw:fill="none"/>
      <style:paragraph-properties fo:margin-left="0.1866in" fo:margin-right="0.25in" fo:text-align="end" style:justify-single-word="false" fo:text-indent="0in" style:auto-text-indent="false" fo:background-color="transparent"/>
      <style:text-properties style:font-name="Calibri" fo:font-size="24pt" fo:font-weight="normal" officeooo:rsid="000bedcc" officeooo:paragraph-rsid="000bedcc" style:font-size-asian="24pt" style:font-weight-asian="normal" style:font-size-complex="24pt" style:font-weight-complex="normal"/>
    </style:style>
    <style:style style:name="P29" style:family="paragraph" style:parent-style-name="Standard">
      <loext:graphic-properties draw:fill="none"/>
      <style:paragraph-properties fo:margin-left="0.1866in" fo:margin-right="0.25in" fo:line-height="115%" fo:text-align="end" style:justify-single-word="false" fo:text-indent="0in" style:auto-text-indent="false" fo:background-color="transparent"/>
      <style:text-properties style:font-name="Calibri" fo:font-size="40pt" fo:font-weight="bold" officeooo:rsid="000bedcc" officeooo:paragraph-rsid="000bedcc" style:font-size-asian="40pt" style:font-weight-asian="bold" style:font-size-complex="40pt" style:font-weight-complex="bold"/>
    </style:style>
    <style:style style:name="P30" style:family="paragraph" style:parent-style-name="Standard">
      <loext:graphic-properties draw:fill="none"/>
      <style:paragraph-properties fo:margin-left="0.1866in" fo:margin-right="0.25in" fo:text-align="start" style:justify-single-word="false" fo:text-indent="0in" style:auto-text-indent="false" fo:break-before="page" fo:background-color="transparent"/>
      <style:text-properties style:font-name="Calibri" fo:font-size="16pt" fo:font-weight="normal" officeooo:rsid="000bedcc" officeooo:paragraph-rsid="000bedcc" style:font-size-asian="16pt" style:font-weight-asian="normal" style:font-size-complex="16pt" style:font-weight-complex="normal"/>
    </style:style>
    <style:style style:name="P31" style:family="paragraph" style:parent-style-name="Standard">
      <loext:graphic-properties draw:fill="none"/>
      <style:paragraph-properties fo:margin-left="0.1866in" fo:margin-right="0.25in" fo:text-align="start" style:justify-single-word="false" fo:text-indent="0in" style:auto-text-indent="false" fo:break-before="page" fo:background-color="transparent"/>
      <style:text-properties style:font-name="Calibri" fo:font-size="16pt" fo:font-weight="normal" officeooo:rsid="000e3e78" officeooo:paragraph-rsid="000e3e78" style:font-size-asian="16pt" style:font-weight-asian="normal" style:font-size-complex="16pt" style:font-weight-complex="normal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text-properties officeooo:rsid="000e3e78" officeooo:paragraph-rsid="000e3e78"/>
    </style:style>
    <style:style style:name="P35" style:family="paragraph" style:parent-style-name="Table_20_Contents">
      <style:text-properties officeooo:rsid="000fda8d" officeooo:paragraph-rsid="000fda8d"/>
    </style:style>
    <style:style style:name="P36" style:family="paragraph" style:parent-style-name="Table_20_Contents">
      <style:text-properties fo:font-weight="bold" officeooo:rsid="000e3e78" officeooo:paragraph-rsid="000e3e78" style:font-weight-asian="bold" style:font-weight-complex="bold"/>
    </style:style>
    <style:style style:name="P37" style:family="paragraph" style:parent-style-name="Text_20_body">
      <style:paragraph-properties fo:break-before="page"/>
    </style:style>
    <style:style style:name="P38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</style:style>
    <style:style style:name="P39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96e01" officeooo:paragraph-rsid="00196e01"/>
    </style:style>
    <style:style style:name="P40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196e01" officeooo:paragraph-rsid="00196e01"/>
    </style:style>
    <style:style style:name="P41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19becd" officeooo:paragraph-rsid="0019becd"/>
    </style:style>
    <style:style style:name="P42" style:family="paragraph" style:parent-style-name="Text_20_body">
      <loext:graphic-properties draw:fill="none"/>
      <style:paragraph-properties fo:margin-left="0.6252in" fo:margin-right="0in" fo:margin-top="0in" fo:margin-bottom="0.0972in" style:contextual-spacing="false" fo:line-height="115%" fo:text-indent="0in" style:auto-text-indent="false" fo:background-color="transparent"/>
      <style:text-properties officeooo:rsid="001d34c7" officeooo:paragraph-rsid="001d34c7"/>
    </style:style>
    <style:style style:name="P43" style:family="paragraph" style:parent-style-name="Text_20_body">
      <loext:graphic-properties draw:fill="none"/>
      <style:paragraph-properties fo:margin-left="0.6252in" fo:margin-right="0in" fo:margin-top="0in" fo:margin-bottom="0.0972in" style:contextual-spacing="false" fo:line-height="115%" fo:text-indent="0in" style:auto-text-indent="false" fo:break-before="page" fo:background-color="transparent"/>
      <style:text-properties officeooo:rsid="001d34c7" officeooo:paragraph-rsid="001d34c7"/>
    </style:style>
    <style:style style:name="P44" style:family="paragraph" style:parent-style-name="Text_20_body" style:list-style-name="">
      <loext:graphic-properties draw:fill="none"/>
      <style:paragraph-properties fo:margin-left="0.3118in" fo:margin-right="0in" fo:margin-top="0.1665in" fo:margin-bottom="0.0835in" style:contextual-spacing="false" fo:text-indent="0in" style:auto-text-indent="false" fo:background-color="transparent"/>
      <style:text-properties style:font-name="Liberation Sans" fo:font-size="18.2000007629395pt" fo:font-weight="bold" officeooo:rsid="0023c67f" officeooo:paragraph-rsid="0023c67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5" style:family="paragraph" style:parent-style-name="Text_20_body" style:list-style-name="">
      <loext:graphic-properties draw:fill="none"/>
      <style:paragraph-properties fo:margin-left="0.3118in" fo:margin-right="0in" fo:margin-top="0.1665in" fo:margin-bottom="0.0835in" style:contextual-spacing="false" fo:text-indent="0in" style:auto-text-indent="false" fo:background-color="transparent"/>
      <style:text-properties style:font-name="Liberation Sans" fo:font-size="14pt" fo:font-weight="normal" officeooo:rsid="0020f4a7" officeooo:paragraph-rsid="00225e26" style:font-name-asian="Microsoft YaHei" style:font-size-asian="14pt" style:font-weight-asian="normal" style:font-name-complex="Lucida Sans" style:font-size-complex="14pt" style:font-weight-complex="normal"/>
    </style:style>
    <style:style style:name="P46" style:family="paragraph" style:parent-style-name="Text_20_body" style:list-style-name="">
      <loext:graphic-properties draw:fill="none"/>
      <style:paragraph-properties fo:margin-left="0.3118in" fo:margin-right="0in" fo:margin-top="0.1665in" fo:margin-bottom="0.0835in" style:contextual-spacing="false" fo:text-indent="0in" style:auto-text-indent="false" fo:break-before="page" fo:background-color="transparent"/>
      <style:text-properties style:font-name="Liberation Sans" fo:font-size="18.2000007629395pt" fo:font-weight="bold" officeooo:rsid="00293696" officeooo:paragraph-rsid="0029369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7" style:family="paragraph" style:parent-style-name="Text_20_body" style:list-style-name="" style:master-page-name="">
      <loext:graphic-properties draw:fill="none"/>
      <style:paragraph-properties fo:margin-left="0.5618in" fo:margin-right="0in" fo:margin-top="0.1665in" fo:margin-bottom="0.0835in" style:contextual-spacing="false" fo:line-height="115%" fo:text-indent="0in" style:auto-text-indent="false" style:page-number="auto" fo:background-color="transparent"/>
      <style:text-properties style:font-name="Liberation Sans" fo:font-size="14pt" fo:font-weight="normal" officeooo:rsid="0020f4a7" officeooo:paragraph-rsid="0020f4a7" style:font-name-asian="Microsoft YaHei" style:font-size-asian="14pt" style:font-weight-asian="normal" style:font-name-complex="Lucida Sans" style:font-size-complex="14pt" style:font-weight-complex="normal"/>
    </style:style>
    <style:style style:name="P48" style:family="paragraph" style:parent-style-name="Text_20_body" style:list-style-name="" style:master-page-name="">
      <loext:graphic-properties draw:fill="none"/>
      <style:paragraph-properties fo:margin-left="0.5618in" fo:margin-right="0in" fo:margin-top="0.1665in" fo:margin-bottom="0.0835in" style:contextual-spacing="false" fo:line-height="115%" fo:text-indent="0in" style:auto-text-indent="false" style:page-number="auto" fo:background-color="transparent"/>
      <style:text-properties style:font-name="Liberation Sans" fo:font-size="14pt" fo:font-weight="normal" officeooo:rsid="0020f4a7" officeooo:paragraph-rsid="0020f4a7" style:font-name-asian="Microsoft YaHei" style:font-size-asian="14pt" style:font-weight-asian="normal" style:font-name-complex="Lucida Sans" style:font-size-complex="14pt" style:font-weight-complex="normal"/>
    </style:style>
    <style:style style:name="P49" style:family="paragraph" style:parent-style-name="Text_20_body" style:list-style-name="" style:master-page-name="">
      <loext:graphic-properties draw:fill="none"/>
      <style:paragraph-properties fo:margin-left="0.5618in" fo:margin-right="0in" fo:margin-top="0.1665in" fo:margin-bottom="0.0835in" style:contextual-spacing="false" fo:line-height="115%" fo:text-indent="0in" style:auto-text-indent="false" style:page-number="auto" fo:background-color="transparent"/>
      <style:text-properties style:font-name="Liberation Sans" fo:font-size="14pt" fo:font-weight="normal" officeooo:rsid="0020f4a7" officeooo:paragraph-rsid="0020f4a7" style:font-name-asian="Microsoft YaHei" style:font-size-asian="14pt" style:font-weight-asian="normal" style:font-name-complex="Lucida Sans" style:font-size-complex="14pt" style:font-weight-complex="normal"/>
    </style:style>
    <style:style style:name="P50" style:family="paragraph" style:parent-style-name="Text_20_body" style:list-style-name="" style:master-page-name="">
      <loext:graphic-properties draw:fill="none"/>
      <style:paragraph-properties fo:margin-left="0.5618in" fo:margin-right="0in" fo:margin-top="0.1665in" fo:margin-bottom="0.0835in" style:contextual-spacing="false" fo:line-height="115%" fo:text-indent="0in" style:auto-text-indent="false" style:page-number="auto" fo:background-color="transparent"/>
      <style:text-properties style:font-name="Liberation Sans" fo:font-size="14pt" fo:font-weight="normal" officeooo:rsid="0020f4a7" officeooo:paragraph-rsid="00225e26" style:font-name-asian="Microsoft YaHei" style:font-size-asian="14pt" style:font-weight-asian="normal" style:font-name-complex="Lucida Sans" style:font-size-complex="14pt" style:font-weight-complex="normal"/>
    </style:style>
    <style:style style:name="P51" style:family="paragraph" style:parent-style-name="Text_20_body" style:list-style-name="">
      <loext:graphic-properties draw:fill="none"/>
      <style:paragraph-properties fo:margin-left="0.6866in" fo:margin-right="0in" fo:margin-top="0.139in" fo:margin-bottom="0.0835in" style:contextual-spacing="false" fo:text-indent="0in" style:auto-text-indent="false" fo:background-color="transparent"/>
      <style:text-properties officeooo:rsid="0027d9bb" officeooo:paragraph-rsid="0027d9bb"/>
    </style:style>
    <style:style style:name="P52" style:family="paragraph" style:parent-style-name="Text_20_body">
      <loext:graphic-properties draw:fill="none"/>
      <style:paragraph-properties fo:margin-left="0.4925in" fo:margin-right="0in" fo:margin-top="0in" fo:margin-bottom="0.0972in" style:contextual-spacing="false" fo:line-height="115%" fo:text-indent="0in" style:auto-text-indent="false" fo:background-color="transparent"/>
      <style:text-properties officeooo:rsid="00196e01" officeooo:paragraph-rsid="00196e01"/>
    </style:style>
    <style:style style:name="P53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5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55" style:family="paragraph">
      <loext:graphic-properties draw:fill="solid" draw:fill-color="#b4c7dc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8.2000007629395pt" fo:font-weight="normal" officeooo:rsid="0011da27" style:font-name-asian="Microsoft YaHei" style:font-size-asian="18.2000007629395pt" style:font-weight-asian="normal" style:font-name-complex="Lucida Sans" style:font-size-complex="18.2000007629395pt" style:font-weight-complex="normal"/>
    </style:style>
    <style:style style:name="T3" style:family="text">
      <style:text-properties style:font-name="Liberation Sans" fo:font-size="14pt" fo:font-weight="normal" style:font-name-asian="Microsoft YaHei" style:font-size-asian="14pt" style:font-weight-asian="normal" style:font-name-complex="Lucida Sans" style:font-size-complex="14pt" style:font-weight-complex="normal"/>
    </style:style>
    <style:style style:name="T4" style:family="text">
      <style:text-properties style:font-name="Liberation Sans" fo:font-size="14pt" fo:font-weight="normal" officeooo:rsid="001696f2" style:font-name-asian="Microsoft YaHei" style:font-size-asian="14pt" style:font-weight-asian="normal" style:font-name-complex="Lucida Sans" style:font-size-complex="14pt" style:font-weight-complex="normal"/>
    </style:style>
    <style:style style:name="T5" style:family="text">
      <style:text-properties style:font-name="Liberation Sans" fo:font-size="14pt" fo:font-weight="normal" officeooo:rsid="0017f6fc" style:font-name-asian="Microsoft YaHei" style:font-size-asian="14pt" style:font-weight-asian="normal" style:font-name-complex="Lucida Sans" style:font-size-complex="14pt" style:font-weight-complex="normal"/>
    </style:style>
    <style:style style:name="T6" style:family="text">
      <style:text-properties style:font-name="Liberation Sans" fo:font-size="14pt" fo:font-weight="normal" officeooo:rsid="0020f4a7" style:font-name-asian="Microsoft YaHei" style:font-size-asian="14pt" style:font-weight-asian="normal" style:font-name-complex="Lucida Sans" style:font-size-complex="14pt" style:font-weight-complex="normal"/>
    </style:style>
    <style:style style:name="T7" style:family="text">
      <style:text-properties style:font-name="Liberation Sans" style:font-name-asian="Microsoft YaHei" style:font-name-complex="Lucida Sans"/>
    </style:style>
    <style:style style:name="T8" style:family="text">
      <style:text-properties style:font-name="Liberation Sans" officeooo:rsid="001ad5e7" style:font-name-asian="Microsoft YaHei" style:font-name-complex="Lucida Sans"/>
    </style:style>
    <style:style style:name="T9" style:family="text">
      <style:text-properties style:font-name="Liberation Sans" officeooo:rsid="001c8331" style:font-name-asian="Microsoft YaHei" style:font-name-complex="Lucida Sans"/>
    </style:style>
    <style:style style:name="T10" style:family="text">
      <style:text-properties style:font-name="Liberation Sans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T11" style:family="text">
      <style:text-properties style:font-name="Liberation Sans" fo:font-size="12pt" fo:font-weight="normal" officeooo:rsid="002f7149" style:font-name-asian="Microsoft YaHei" style:font-size-asian="12pt" style:font-weight-asian="normal" style:font-name-complex="Lucida Sans" style:font-size-complex="12pt" style:font-weight-complex="normal"/>
    </style:style>
    <style:style style:name="T12" style:family="text">
      <style:text-properties officeooo:rsid="001f474a"/>
    </style:style>
    <style:style style:name="T13" style:family="text">
      <style:text-properties officeooo:rsid="002dcc7a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62in" fo:min-width="1.5543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4c7dc" draw:textarea-horizontal-align="justify" draw:textarea-vertical-align="middle" draw:auto-grow-height="false" fo:min-height="0.5264in" fo:min-width="1.5528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0"/>
      <table:table table:name="Table1" table:style-name="Table1">
        <table:table-column table:style-name="Table1.A" table:number-columns-repeated="2"/>
        <table:table-row table:style-name="TableLine2111177112032">
          <table:table-cell table:style-name="Table1.A1" office:value-type="string">
            <text:p text:style-name="P33"><draw:custom-shape text:anchor-type="paragraph" draw:z-index="0" draw:name="Shape1" draw:style-name="gr2" draw:text-style-name="P55" svg:width="1.7504in" svg:height="0.6252in" svg:x="0in" svg:y="0.3937in"><text:p text:style-name="P53"><text:span text:style-name="T14">Our</text:span></text:p><text:p text:style-name="P53"><text:span text:style-name="T14">Logo</text:span></text:p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P32"><draw:custom-shape text:anchor-type="paragraph" draw:z-index="1" draw:name="Shape2" draw:style-name="gr1" draw:text-style-name="P54" svg:width="1.7516in" svg:height="0.635in" svg:x="1.1398in" svg:y="0.3937in"><text:p text:style-name="P53"><text:span text:style-name="T14">Client</text:span></text:p><text:p text:style-name="P53"><text:span text:style-name="T14">Logo</text:span></text:p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9">Software Requirement<text:span text:style-name="T13">s</text:span></text:p>
      <text:p text:style-name="P29"><text:s/>Specification</text:p>
      <text:p text:style-name="P27"/>
      <text:p text:style-name="P28">for</text:p>
      <text:p text:style-name="P27"/>
      <text:p text:style-name="P27">Online Banking</text:p>
      <text:p text:style-name="P27"/>
      <text:p text:style-name="P23">Draft Version</text:p>
      <text:p text:style-name="P23"/>
      <text:p text:style-name="P23">Prepared By Sharal Aranha</text:p>
      <text:p text:style-name="P23">(Business Analyst)</text:p>
      <text:p text:style-name="P23"/>
      <text:p text:style-name="P22">Our Company Inc.</text:p>
      <text:p text:style-name="P23"><text:soft-page-break/></text:p>
      <text:p text:style-name="P26">March 13,2022</text:p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953_2851752545" text:style-name="Index_20_Link" text:visited-style-name="Index_20_Link"><text:s/>1. Revision History<text:tab/>3</text:a></text:p>
          <text:p text:style-name="P1"><text:a xlink:type="simple" xlink:href="#__RefHeading___Toc955_2851752545" text:style-name="Index_20_Link" text:visited-style-name="Index_20_Link"><text:s/>2. Introduction<text:tab/>4</text:a></text:p>
          <text:p text:style-name="P2"><text:a xlink:type="simple" xlink:href="#__RefHeading___Toc957_2851752545" text:style-name="Index_20_Link" text:visited-style-name="Index_20_Link"><text:s/>2.1 Purpose<text:tab/>4</text:a></text:p>
          <text:p text:style-name="P1"><text:a xlink:type="simple" xlink:href="#__RefHeading___Toc959_2851752545" text:style-name="Index_20_Link" text:visited-style-name="Index_20_Link">3. Overall Description<text:tab/>5</text:a></text:p>
          <text:p text:style-name="P2"><text:a xlink:type="simple" xlink:href="#__RefHeading___Toc961_2851752545" text:style-name="Index_20_Link" text:visited-style-name="Index_20_Link">3.1 Product Perspective<text:tab/>5</text:a></text:p>
          <text:p text:style-name="P2"><text:a xlink:type="simple" xlink:href="#__RefHeading___Toc963_2851752545" text:style-name="Index_20_Link" text:visited-style-name="Index_20_Link">3.2 Product Features<text:tab/>5</text:a></text:p>
          <text:p text:style-name="P2"><text:a xlink:type="simple" xlink:href="#__RefHeading___Toc965_2851752545" text:style-name="Index_20_Link" text:visited-style-name="Index_20_Link">3.3 User Classes and Characteristics<text:tab/>5</text:a></text:p>
          <text:p text:style-name="P2"><text:a xlink:type="simple" xlink:href="#__RefHeading___Toc967_2851752545" text:style-name="Index_20_Link" text:visited-style-name="Index_20_Link">3.4 Operating Environment<text:tab/>5</text:a></text:p>
          <text:p text:style-name="P2"><text:a xlink:type="simple" xlink:href="#__RefHeading___Toc969_2851752545" text:style-name="Index_20_Link" text:visited-style-name="Index_20_Link">3.5 Design and Implementation Constraints<text:tab/>5</text:a></text:p>
          <text:p text:style-name="P2"><text:a xlink:type="simple" xlink:href="#__RefHeading___Toc971_2851752545" text:style-name="Index_20_Link" text:visited-style-name="Index_20_Link">3.6 User Documentation<text:tab/>5</text:a></text:p>
          <text:p text:style-name="P2"><text:a xlink:type="simple" xlink:href="#__RefHeading___Toc973_2851752545" text:style-name="Index_20_Link" text:visited-style-name="Index_20_Link">3.7 Assumptions and Dependencies<text:tab/>5</text:a></text:p>
          <text:p text:style-name="P1"><text:a xlink:type="simple" xlink:href="#__RefHeading___Toc975_2851752545" text:style-name="Index_20_Link" text:visited-style-name="Index_20_Link">4. System Features<text:tab/>6</text:a></text:p>
          <text:p text:style-name="P1"><text:a xlink:type="simple" xlink:href="#__RefHeading___Toc977_2851752545" text:style-name="Index_20_Link" text:visited-style-name="Index_20_Link">5. External Interface Requirements<text:tab/>6</text:a></text:p>
          <text:p text:style-name="P1"><text:a xlink:type="simple" xlink:href="#__RefHeading___Toc979_2851752545" text:style-name="Index_20_Link" text:visited-style-name="Index_20_Link">5.1 User Interfaces<text:tab/>6</text:a></text:p>
          <text:p text:style-name="P1"><text:a xlink:type="simple" xlink:href="#__RefHeading___Toc981_2851752545" text:style-name="Index_20_Link" text:visited-style-name="Index_20_Link">5.2 Hardware Interfaces<text:tab/>6</text:a></text:p>
          <text:p text:style-name="P1"><text:a xlink:type="simple" xlink:href="#__RefHeading___Toc983_2851752545" text:style-name="Index_20_Link" text:visited-style-name="Index_20_Link">5.3 Software Interfaces<text:tab/>6</text:a></text:p>
          <text:p text:style-name="P1"><text:a xlink:type="simple" xlink:href="#__RefHeading___Toc985_2851752545" text:style-name="Index_20_Link" text:visited-style-name="Index_20_Link">5.4 Communications Interfaces<text:tab/>6</text:a></text:p>
          <text:p text:style-name="P1"><text:a xlink:type="simple" xlink:href="#__RefHeading___Toc987_2851752545" text:style-name="Index_20_Link" text:visited-style-name="Index_20_Link">6. Other Non Functional Requirements<text:tab/>6</text:a></text:p>
          <text:p text:style-name="P2"><text:a xlink:type="simple" xlink:href="#__RefHeading___Toc989_2851752545" text:style-name="Index_20_Link" text:visited-style-name="Index_20_Link">6.1 Performance Requirements<text:tab/>6</text:a></text:p>
          <text:p text:style-name="P2"><text:a xlink:type="simple" xlink:href="#__RefHeading___Toc991_2851752545" text:style-name="Index_20_Link" text:visited-style-name="Index_20_Link">6.2 Safety Requirements<text:tab/>6</text:a></text:p>
          <text:p text:style-name="P2"><text:a xlink:type="simple" xlink:href="#__RefHeading___Toc993_2851752545" text:style-name="Index_20_Link" text:visited-style-name="Index_20_Link">6. 3 Security Requirements<text:tab/>6</text:a></text:p>
          <text:p text:style-name="P2"><text:a xlink:type="simple" xlink:href="#__RefHeading___Toc995_2851752545" text:style-name="Index_20_Link" text:visited-style-name="Index_20_Link">6.4 Software Quality Attributes<text:tab/>6</text:a></text:p>
          <text:p text:style-name="P1"><text:a xlink:type="simple" xlink:href="#__RefHeading___Toc997_2851752545" text:style-name="Index_20_Link" text:visited-style-name="Index_20_Link">7. Other Requirements<text:tab/>7</text:a></text:p>
        </text:index-body>
      </text:table-of-content>
      <text:p text:style-name="P24"/>
      <text:p text:style-name="P31"/>
      <text:p text:style-name="P25"/>
      <text:h text:style-name="Heading_20_1" text:outline-level="1"><text:bookmark-start text:name="__RefHeading___Toc953_2851752545"/><text:s/><text:span text:style-name="T1"><text:s/>1. Revision History</text:span><text:bookmark-end text:name="__RefHeading___Toc953_2851752545"/></text:h>
      <text:p text:style-name="Text_20_body"><text:s text:c="6"/></text:p>
      <table:table table:name="Table2" table:style-name="Table2">
        <table:table-column table:style-name="Table2.A" table:number-columns-repeated="4"/>
        <table:table-row table:style-name="TableLine2112819846560">
          <table:table-cell table:style-name="Table2.A1" office:value-type="string">
            <text:p text:style-name="P36">Name</text:p>
          </table:table-cell>
          <table:table-cell table:style-name="Table2.A1" office:value-type="string">
            <text:p text:style-name="P36">Date</text:p>
          </table:table-cell>
          <table:table-cell table:style-name="Table2.A1" office:value-type="string">
            <text:p text:style-name="P36">Reason for change</text:p>
          </table:table-cell>
          <table:table-cell table:style-name="Table2.D1" office:value-type="string">
            <text:p text:style-name="P36">Version</text:p>
          </table:table-cell>
        </table:table-row>
        <table:table-row table:style-name="TableLine2112819846560">
          <table:table-cell table:style-name="Table2.A2" office:value-type="string">
            <text:p text:style-name="P34">Sharal Aranha</text:p>
          </table:table-cell>
          <table:table-cell table:style-name="Table2.A2" office:value-type="string">
            <text:p text:style-name="P35">03/13/2022</text:p>
          </table:table-cell>
          <table:table-cell table:style-name="Table2.A2" office:value-type="string">
            <text:p text:style-name="P35">Draft Version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2112819846560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2112819846560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Text_20_body"/>
      <text:p text:style-name="P37"/>
      <text:p text:style-name="Text_20_body"/>
      <text:h text:style-name="P3" text:outline-level="1"><text:bookmark-start text:name="__RefHeading___Toc955_2851752545"/><text:s/><text:span text:style-name="T2">2. Introduction</text:span><text:bookmark-end text:name="__RefHeading___Toc955_2851752545"/></text:h>
      <text:h text:style-name="P8" text:outline-level="2"><text:bookmark-start text:name="__RefHeading___Toc957_2851752545"/><text:span text:style-name="T3"><text:s/></text:span><text:span text:style-name="T4">2.1 Purpose</text:span><text:bookmark-end text:name="__RefHeading___Toc957_2851752545"/></text:h>
      <text:p text:style-name="Text_20_body"><text:span text:style-name="T4"><text:s text:c="2"/></text:span></text:p>
      <text:p text:style-name="P38"><text:span text:style-name="T5">2.2 Document Conventions</text:span></text:p>
      <text:p text:style-name="Text_20_body"><text:span text:style-name="T5"/></text:p>
      <text:p text:style-name="P39"><text:span text:style-name="T5">2.</text:span><text:span text:style-name="T3">3 Intended Audience and Reading Suggestions</text:span></text:p>
      <text:p text:style-name="P52"><text:span text:style-name="T3"><text:s text:c="5"/></text:span><text:span text:style-name="T10"><text:s/></text:span><text:span text:style-name="T11">This Document is intended for Business Analyst, Developers, Project Manager, Test Engineers.</text:span></text:p>
      <text:p text:style-name="P40"><text:span text:style-name="T3"/></text:p>
      <text:p text:style-name="P41"><text:span text:style-name="T3">2.4 Project Scope</text:span></text:p>
      <text:p text:style-name="P41"><text:span text:style-name="T3"/></text:p>
      <text:p text:style-name="P41"><text:span text:style-name="T3">2.5 References</text:span></text:p>
      <text:p text:style-name="Text_20_body"><text:span text:style-name="T4"/></text:p>
      <text:p text:style-name="Text_20_body"><text:span text:style-name="T4"/></text:p>
      <text:p text:style-name="P37"><text:span text:style-name="T4"/></text:p>
      <text:h text:style-name="Heading_20_1" text:outline-level="1"><text:bookmark-start text:name="__RefHeading___Toc959_2851752545"/>3. Overall Description<text:bookmark-end text:name="__RefHeading___Toc959_2851752545"/></text:h>
      <text:h text:style-name="P9" text:outline-level="2"><text:bookmark-start text:name="__RefHeading___Toc961_2851752545"/><text:span text:style-name="T8">3.</text:span><text:span text:style-name="T7">1 Product Perspective</text:span><text:bookmark-end text:name="__RefHeading___Toc961_2851752545"/></text:h>
      <text:h text:style-name="P7" text:outline-level="2"/>
      <text:h text:style-name="P9" text:outline-level="2"><text:bookmark-start text:name="__RefHeading___Toc963_2851752545"/>3.2 Product Features<text:bookmark-end text:name="__RefHeading___Toc963_2851752545"/></text:h>
      <text:h text:style-name="P7" text:outline-level="2"/>
      <text:h text:style-name="P9" text:outline-level="2"><text:bookmark-start text:name="__RefHeading___Toc965_2851752545"/>3.3 User Classes and Characteristics<text:bookmark-end text:name="__RefHeading___Toc965_2851752545"/></text:h>
      <text:h text:style-name="P7" text:outline-level="2"/>
      <text:h text:style-name="P9" text:outline-level="2"><text:bookmark-start text:name="__RefHeading___Toc967_2851752545"/><text:span text:style-name="T7">3.4 </text:span><text:span text:style-name="T9">Operating Environment</text:span><text:bookmark-end text:name="__RefHeading___Toc967_2851752545"/></text:h>
      <text:h text:style-name="P7" text:outline-level="2"/>
      <text:h text:style-name="P9" text:outline-level="2"><text:bookmark-start text:name="__RefHeading___Toc969_2851752545"/>3.5 Design and Implementation Constraints<text:bookmark-end text:name="__RefHeading___Toc969_2851752545"/></text:h>
      <text:h text:style-name="P7" text:outline-level="2"/>
      <text:h text:style-name="P9" text:outline-level="2"><text:bookmark-start text:name="__RefHeading___Toc971_2851752545"/>3.6 User Documentation<text:bookmark-end text:name="__RefHeading___Toc971_2851752545"/></text:h>
      <text:h text:style-name="P7" text:outline-level="2"/>
      <text:h text:style-name="P9" text:outline-level="2"><text:bookmark-start text:name="__RefHeading___Toc973_2851752545"/>3.7 Assumptions and Dependencies<text:bookmark-end text:name="__RefHeading___Toc973_2851752545"/></text:h>
      <text:p text:style-name="P42"><text:span text:style-name="T3"/></text:p>
      <text:p text:style-name="P43"><text:span text:style-name="T3"/></text:p>
      <text:h text:style-name="P4" text:outline-level="1"><text:bookmark-start text:name="__RefHeading___Toc975_2851752545"/>4. System Features<text:bookmark-end text:name="__RefHeading___Toc975_2851752545"/></text:h>
      <text:h text:style-name="Heading_20_1" text:outline-level="1"/>
      <text:h text:style-name="P4" text:outline-level="1"><text:bookmark-start text:name="__RefHeading___Toc977_2851752545"/>5. <text:span text:style-name="T12">External </text:span>Interface Requirements<text:bookmark-end text:name="__RefHeading___Toc977_2851752545"/></text:h>
      <text:h text:style-name="P47" text:outline-level="1"><text:bookmark-start text:name="__RefHeading___Toc979_2851752545"/>5.1 User Interfaces<text:bookmark-end text:name="__RefHeading___Toc979_2851752545"/></text:h>
      <text:h text:style-name="P47" text:outline-level="1"><text:bookmark-start text:name="__RefHeading___Toc981_2851752545"/>5.2 Hardware Interfaces<text:bookmark-end text:name="__RefHeading___Toc981_2851752545"/></text:h>
      <text:h text:style-name="P47" text:outline-level="1"><text:bookmark-start text:name="__RefHeading___Toc983_2851752545"/>5.3 Software Interfaces<text:bookmark-end text:name="__RefHeading___Toc983_2851752545"/></text:h>
      <text:h text:style-name="P50" text:outline-level="1"><text:bookmark-start text:name="__RefHeading___Toc985_2851752545"/>5.4 Communications Interfaces<text:bookmark-end text:name="__RefHeading___Toc985_2851752545"/></text:h>
      <text:h text:style-name="P45" text:outline-level="1"/>
      <text:h text:style-name="P6" text:outline-level="1"><text:bookmark-start text:name="__RefHeading___Toc987_2851752545"/>6. Other Non Functional Requirements<text:bookmark-end text:name="__RefHeading___Toc987_2851752545"/></text:h>
      <text:h text:style-name="P16" text:outline-level="2"/>
      <text:h text:style-name="P18" text:outline-level="2"><text:bookmark-start text:name="__RefHeading___Toc989_2851752545"/>6.1 Performance Requirements<text:bookmark-end text:name="__RefHeading___Toc989_2851752545"/></text:h>
      <text:h text:style-name="P17" text:outline-level="2"><text:bookmark-start text:name="__RefHeading___Toc991_2851752545"/>6.2 Safety Requirements<text:bookmark-end text:name="__RefHeading___Toc991_2851752545"/></text:h>
      <text:h text:style-name="P51" text:outline-level="2"><text:bookmark-start text:name="__RefHeading___Toc993_2851752545"/><text:span text:style-name="T6">6. </text:span><text:span text:style-name="T3">3 Security Requirements</text:span><text:bookmark-end text:name="__RefHeading___Toc993_2851752545"/></text:h>
      <text:h text:style-name="P51" text:outline-level="2"><text:bookmark-start text:name="__RefHeading___Toc995_2851752545"/><text:span text:style-name="T3">6.4 Software Quality Attributes</text:span><text:bookmark-end text:name="__RefHeading___Toc995_2851752545"/></text:h>
      <text:h text:style-name="P44" text:outline-level="1"/>
      <text:h text:style-name="P46" text:outline-level="1"/>
      <text:h text:style-name="P4" text:outline-level="1"><text:bookmark-start text:name="__RefHeading___Toc997_2851752545"/>7. Other Requirements<text:bookmark-end text:name="__RefHeading___Toc997_2851752545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835in" style:type="center"/>
          <style:tab-stop style:position="7.166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0in" style:num-format="1" style:print-orientation="portrait" fo:margin-top="0.9in" fo:margin-bottom="0.7in" fo:margin-left="0.7in" fo:margin-right="0.7in" fo:border="0.06pt solid #000000" fo:padding="0.0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4:15:16.187000000</meta:creation-date>
    <dc:date>2022-03-13T16:16:53.999000000</dc:date>
    <meta:editing-duration>PT1H40M28S</meta:editing-duration>
    <meta:editing-cycles>39</meta:editing-cycles>
    <meta:generator>LibreOffice/7.1.6.2$Windows_X86_64 LibreOffice_project/0e133318fcee89abacd6a7d077e292f1145735c3</meta:generator>
    <meta:document-statistic meta:table-count="2" meta:image-count="0" meta:object-count="0" meta:page-count="8" meta:paragraph-count="70" meta:word-count="236" meta:character-count="1635" meta:non-whitespace-character-count="1445"/>
  </office:meta>
</office:document-meta>
</file>